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1" style:family="paragraph" style:parent-style-name="Standard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2" style:family="paragraph" style:parent-style-name="Standard">
      <style:paragraph-properties fo:break-before="page"/>
      <style:text-properties style:font-name="Liberation Serif1" fo:font-size="10pt" style:text-underline-style="none" officeooo:rsid="0008771f" officeooo:paragraph-rsid="001266b0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5" style:family="paragraph" style:parent-style-name="Standard" style:list-style-name="L1">
      <style:text-properties style:font-name="Liberation Serif1" fo:font-size="10pt" style:text-underline-style="none" officeooo:rsid="0006794a" officeooo:paragraph-rsid="0006794a" style:font-size-asian="10pt" style:font-size-complex="10pt"/>
    </style:style>
    <style:style style:name="P16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7" style:family="paragraph" style:parent-style-name="Standard" style:list-style-name="L10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8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9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20" style:family="paragraph" style:parent-style-name="Standard" style:list-style-name="L10">
      <style:text-properties style:font-name="Liberation Serif1" fo:font-size="10pt" style:text-underline-style="none" officeooo:rsid="0008771f" officeooo:paragraph-rsid="001266b0" style:font-size-asian="10pt" style:font-size-complex="10pt"/>
    </style:style>
    <style:style style:name="P21" style:family="paragraph" style:parent-style-name="Standard" style:list-style-name="L11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2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2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24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25" style:family="paragraph" style:parent-style-name="Standard" style:list-style-name="L10">
      <style:text-properties style:font-name="Liberation Serif1" fo:font-size="10pt" style:text-underline-style="none" officeooo:rsid="001be265" officeooo:paragraph-rsid="001be265" style:font-size-asian="10pt" style:font-size-complex="10pt"/>
    </style:style>
    <style:style style:name="P26" style:family="paragraph" style:parent-style-name="Standard" style:list-style-name="L10">
      <style:text-properties style:font-name="Liberation Serif1" fo:font-size="10pt" style:text-underline-style="none" officeooo:rsid="00094aa9" officeooo:paragraph-rsid="001266b0" style:font-size-asian="10pt" style:font-size-complex="10pt"/>
    </style:style>
    <style:style style:name="P27" style:family="paragraph" style:parent-style-name="Standard" style:list-style-name="L10">
      <style:text-properties style:font-name="Liberation Serif1" fo:font-size="10pt" style:text-underline-style="none" officeooo:rsid="000afdb7" officeooo:paragraph-rsid="001266b0" style:font-size-asian="10pt" style:font-size-complex="10pt"/>
    </style:style>
    <style:style style:name="P28" style:family="paragraph" style:parent-style-name="Standard">
      <style:text-properties style:font-name="Liberation Serif1" fo:font-size="10pt" style:text-underline-style="none" officeooo:rsid="0019e613" officeooo:paragraph-rsid="0019e613" style:font-size-asian="10pt" style:font-size-complex="10pt"/>
    </style:style>
    <style:style style:name="P29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30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31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32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33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34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35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36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37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38" style:family="paragraph" style:parent-style-name="Standard" style:list-style-name="L2">
      <style:text-properties officeooo:paragraph-rsid="000b4f66"/>
    </style:style>
    <style:style style:name="P39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40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officeooo:rsid="00094aa9"/>
    </style:style>
    <style:style style:name="T8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9" style:family="text">
      <style:text-properties fo:color="#b2b2b2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11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2" style:family="text">
      <style:text-properties officeooo:rsid="001266b0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16c96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6c96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19270d"/>
    </style:style>
    <style:style style:name="T20" style:family="text">
      <style:text-properties officeooo:rsid="0019e613"/>
    </style:style>
    <style:style style:name="T21" style:family="text">
      <style:text-properties style:font-name="Liberation Serif1" style:text-underline-style="none"/>
    </style:style>
    <style:style style:name="T22" style:family="text">
      <style:text-properties style:font-name="Liberation Serif1" style:text-underline-style="none" officeooo:rsid="0008771f"/>
    </style:style>
    <style:style style:name="T23" style:family="text">
      <style:text-properties style:font-name="Liberation Serif1" style:text-underline-style="none" officeooo:rsid="001266b0"/>
    </style:style>
    <style:style style:name="T24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5" style:family="text">
      <style:text-properties fo:color="#999999" style:font-name="Liberation Serif1" fo:font-size="10pt" style:text-underline-style="none" officeooo:rsid="000b4f66" style:font-size-asian="10pt" style:font-size-complex="10pt"/>
    </style:style>
    <style:style style:name="T26" style:family="text">
      <style:text-properties fo:color="#999999" style:font-name="Liberation Serif1" fo:font-size="10pt" style:text-underline-style="none" officeooo:rsid="0011ceb1" style:font-size-asian="10pt" style:font-size-complex="10pt"/>
    </style:style>
    <style:style style:name="T27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8" style:family="text">
      <style:text-properties fo:color="#808080" style:font-name="Liberation Serif1" fo:font-size="10pt" style:text-underline-style="none" officeooo:rsid="0011ceb1" style:font-size-asian="10pt" style:font-size-complex="10pt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3">schristy@iastate.edu<text:line-break/>(402)-917-8532</text:p>
      <text:p text:style-name="P2"/>
      <text:p text:style-name="P3"><text:tab/><text:span text:style-name="T20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8089327807670427052" text:style-name="L1">
        <text:list-item>
          <text:p text:style-name="P14">Iowa State University, Ames IA - <text:span text:style-name="T13">Bachelor of Science in Electrical Engineering<text:tab/> <text:s text:c="12"/></text:span><text:span text:style-name="T18">Expected Graduation December 2017</text:span></text:p>
        </text:list-item>
        <text:list-item>
          <text:p text:style-name="P15">Award for Competitive Excellence scholarship</text:p>
        </text:list-item>
        <text:list-item>
          <text:p text:style-name="P15">Member of the Iowa State Chapter of the National Society of Collegiate Scholars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5871913857481107497" text:style-name="L2">
        <text:list-item>
          <text:p text:style-name="P38"><text:span text:style-name="T24">SI Attendance Senior Design Project </text:span><text:span text:style-name="T27">[</text:span><text:span text:style-name="T28">https://www.</text:span><text:span text:style-name="T27">may1709.sd.ece.iastate.edu]</text:span><text:span text:style-name="T8"><text:tab/><text:tab/> <text:s text:c="3"/></text:span><text:span text:style-name="T10">August</text:span><text:span text:style-name="T11"> 2016-</text:span><text:span text:style-name="T10">May</text:span><text:span text:style-name="T11"> 2017</text:span></text:p>
        </text:list-item>
        <text:list-item>
          <text:p text:style-name="P22">Binary star orbit simulator for the physics department at Iowa State<text:tab/><text:tab/><text:tab/> <text:s text:c="15"/>September 2016</text:p>
        </text:list-item>
        <text:list-item>
          <text:p text:style-name="P23">4B5B digital encoder/decoder integrated circuit design via Cadence CAD software<text:tab/> <text:s text:c="25"/>May 2016</text:p>
        </text:list-item>
        <text:list-item>
          <text:p text:style-name="P16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6">3<text:span text:style-name="T19">D</text:span> <text:span text:style-name="T12">renderer</text:span> <text:span text:style-name="T12">with OpenGL<text:tab/><text:tab/><text:tab/><text:tab/><text:tab/><text:tab/><text:tab/><text:tab/> <text:s text:c="26"/>July 2014</text:span></text:p>
        </text:list-item>
        <text:list-item>
          <text:p text:style-name="P16">A<text:span text:style-name="T20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2571643641741585084" text:style-name="L3">
        <text:list-item>
          <text:p text:style-name="P18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8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8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8074518915167279530" text:style-name="L4">
        <text:list-item>
          <text:p text:style-name="P24">Project Maintainer for SI Attendance Management<text:tab/><text:tab/><text:tab/><text:tab/><text:tab/> <text:s text:c="9"/>August 2017-present</text:p>
        </text:list-item>
      </text:list>
      <text:list xml:id="list3806194304130066367" text:style-name="L5">
        <text:list-item>
          <text:p text:style-name="P31">Investigate and resolve issues in the Laravel project</text:p>
        </text:list-item>
        <text:list-item>
          <text:p text:style-name="P31">Coordinate with team members to identify potential issues</text:p>
        </text:list-item>
        <text:list-item>
          <text:p text:style-name="P37"><text:span text:style-name="T17">C</text:span><text:span text:style-name="T16">ollaborate with SI leaders to identify potential additions to the project</text:span></text:p>
        </text:list-item>
      </text:list>
      <text:list xml:id="list113349446935601" text:continue-list="list8074518915167279530" text:style-name="L4">
        <text:list-item>
          <text:p text:style-name="P19">Data Entry for the Iowa State Dept. of Education <text:tab/><text:tab/><text:tab/><text:tab/><text:tab/> <text:s text:c="3"/>April <text:span text:style-name="T12">2016</text:span>-August 2016</text:p>
        </text:list-item>
      </text:list>
      <text:list xml:id="list4298321067808882925" text:style-name="L6">
        <text:list-item>
          <text:p text:style-name="P29"><text:span text:style-name="T15">E</text:span><text:span text:style-name="T14">valuate teacher grading accuracy and monitor for score discrepancies</text:span></text:p>
        </text:list-item>
        <text:list-item>
          <text:p text:style-name="P32">Organize prior years’ data and make it available for department analysis</text:p>
        </text:list-item>
        <text:list-item>
          <text:p text:style-name="P33">Enter teacher-graded exam scores into speadsheets</text:p>
        </text:list-item>
      </text:list>
      <text:list xml:id="list113349996652748" text:continue-list="list113349446935601" text:style-name="L4">
        <text:list-item>
          <text:p text:style-name="P19">Line Cook for Pepperjax Bar and Grill <text:tab/><text:tab/><text:tab/><text:tab/><text:tab/><text:tab/> <text:s text:c="3"/>April <text:span text:style-name="T12">2015</text:span>-August 2015</text:p>
        </text:list-item>
      </text:list>
      <text:list xml:id="list4273041943363778598" text:style-name="L7">
        <text:list-item>
          <text:p text:style-name="P30"><text:span text:style-name="T15">P</text:span><text:span text:style-name="T14">repare all food items in fast-paced restaurant environment including lunch and dinner services</text:span></text:p>
        </text:list-item>
        <text:list-item>
          <text:p text:style-name="P30"><text:span text:style-name="T15">F</text:span><text:span text:style-name="T14">ollow standardized recipes to assure highest quality of food served</text:span></text:p>
        </text:list-item>
        <text:list-item>
          <text:p text:style-name="P34">Store food items and maintain the highest levels of sanitation and cleanliness</text:p>
        </text:list-item>
      </text:list>
      <text:list xml:id="list5197788363266017030" text:style-name="L8">
        <text:list-item>
          <text:p text:style-name="P39"><text:span text:style-name="T22">Lowe’s Commercial Loader <text:tab/><text:tab/><text:tab/><text:tab/><text:tab/><text:tab/><text:tab/> <text:s text:c="4"/>May </text:span><text:span text:style-name="T23">2014</text:span><text:span text:style-name="T22">-August 2014</text:span></text:p>
        </text:list-item>
      </text:list>
      <text:list xml:id="list6075731971016195852" text:style-name="L9">
        <text:list-item>
          <text:p text:style-name="P40"><text:span text:style-name="T22">O</text:span><text:span text:style-name="T21">rganize and position items, including lumber, drywall, and concrete</text:span></text:p>
        </text:list-item>
        <text:list-item>
          <text:p text:style-name="P35">Work with team and management to recognize, prevent, and handle potential security risks and thefts</text:p>
        </text:list-item>
        <text:list-item>
          <text:p text:style-name="P36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373413159065901030" text:style-name="L10">
        <text:list-item>
          <text:p text:style-name="P20">Linux (especially Debian and its derivatives<text:span text:style-name="T7">)</text:span></text:p>
        </text:list-item>
        <text:list-item>
          <text:p text:style-name="P25">Github and other version control systems</text:p>
        </text:list-item>
        <text:list-item>
          <text:p text:style-name="P26">Computer security (PfSense, Ubuntu Server, FreeBSD)</text:p>
        </text:list-item>
        <text:list-item>
          <text:p text:style-name="P20">Embedded device programming (Microcontroller/FPGA/Raspberry Pi)</text:p>
        </text:list-item>
        <text:list-item>
          <text:p text:style-name="P20">CAD/SPICE software</text:p>
        </text:list-item>
        <text:list-item>
          <text:p text:style-name="P20">Experience with more than 15 programming languages Esp. (C++/C, Python, Haskell)</text:p>
        </text:list-item>
        <text:list-item>
          <text:p text:style-name="P26">Android programming</text:p>
        </text:list-item>
        <text:list-item>
          <text:p text:style-name="P26">Soldering</text:p>
        </text:list-item>
        <text:list-item>
          <text:p text:style-name="P27">LaTeX typesetting language</text:p>
        </text:list-item>
        <text:list-item>
          <text:p text:style-name="P17">OpenGL, DirectX and Graphics Device (GDI) programming</text:p>
        </text:list-item>
      </text:list>
      <text:p text:style-name="P12">Device drivers for a secondhand Sony EVI-D70 video camera</text:p>
      <text:p text:style-name="P10">PIC based LCD driver</text:p>
      <text:p text:style-name="P10">GIF file <text:span text:style-name="T7">binary editor</text:span></text:p>
      <text:p text:style-name="P10">Several Android apps including a logic gate simulator and scrabble board game</text:p>
      <text:p text:style-name="P10"/>
      <text:list xml:id="list6321191191971724363" text:style-name="L11">
        <text:list-item>
          <text:p text:style-name="P21"/>
        </text:list-item>
        <text:list-item>
          <text:p text:style-name="P21"/>
        </text:list-item>
        <text:list-item>
          <text:p text:style-name="P21">Volunteer at Methodist Hospital in Omaha <text:tab/><text:tab/><text:tab/><text:tab/><text:tab/><text:tab/> <text:s text:c="3"/><text:span text:style-name="T12">January </text:span>2012-<text:span text:style-name="T12">May </text:span>2013</text:p>
        </text:list-item>
        <text:list-item>
          <text:p text:style-name="P21">Corn Detasseling for Pioneer<text:tab/><text:tab/><text:tab/><text:tab/><text:tab/><text:tab/><text:tab/> <text:s text:c="10"/><text:span text:style-name="T12">Summer 2009-2010</text:span></text:p>
        </text:list-item>
      </text:list>
      <text:p text:style-name="P11"/>
      <text:p text:style-name="P28">I have experience designing, building, and testing electrical systems as well as extensive experience programming, especially in a Linux environment. I also have experience working on high pressure and challenging projects such as my senior design project, and my final project for integrated circuit design. I will be seeking full time employment starting in January of 20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7-09-19T11:33:48.858651932</dc:date>
    <meta:editing-duration>PT52M40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2" meta:paragraph-count="55" meta:word-count="513" meta:character-count="3660" meta:non-whitespace-character-count="2890"/>
  </office:meta>
</office:document-meta>
</file>